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01d591" style:font-weight-asian="bold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1d591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01d591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36f2f" officeooo:paragraph-rsid="00036f2f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оект. Часть 2 </text:p>
      <text:p text:style-name="P2"/>
      <text:p text:style-name="P2"><text:span text:style-name="T1">Время выполнения:</text:span> 2 пары </text:p>
      <text:p text:style-name="P2"/>
      <text:p text:style-name="P1">Текст задания: </text:p>
      <text:p text:style-name="P2">В будущем планируется разделение прав доступа в веб-приложении: администратор, менеджер, клиент, гость. Добавьте в БД соответствующие таблицы/поля. При запуске веб-приложения первое что видит пользователь - страницу авторизации. Реализуйте функционал авторизации по логину и паролю. Авторизация должна работать с БД. В режиме «гость» неавторизованный клиент может увидеть список услуг гостиницы. Список услуг выводится в виде карточек.</text:p>
      <text:p text:style-name="P4">Сохраните все результаты работы в СК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  <meta:initial-creator>Anton Boyarshinov</meta:initial-creator>
    <meta:creation-date>2008-09-02T15:39:21</meta:creation-date>
    <dc:date>2025-10-16T08:02:23.930551801</dc:date>
    <meta:editing-cycles>3</meta:editing-cycles>
    <meta:editing-duration>PT3M42S</meta:editing-duration>
    <meta:document-statistic meta:table-count="0" meta:image-count="0" meta:object-count="0" meta:page-count="1" meta:paragraph-count="5" meta:word-count="70" meta:character-count="529" meta:non-whitespace-character-count="461"/>
    <meta:user-defined meta:name="Поле 1"/>
    <meta:user-defined meta:name="Поле 2"/>
    <meta:user-defined meta:name="Поле 3"/>
    <meta:user-defined meta:name="Поле 4"/>
  </office:meta>
</office:document-meta>
</file>